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6cdf" officeooo:paragraph-rsid="00186cdf"/>
    </style:style>
    <style:style style:name="T1" style:family="text">
      <style:text-properties officeooo:rsid="001a3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naleźć nightskating info grafikę<text:line-break/><text:line-break/><text:span text:style-name="T1">W ciągu ostatnich 2-3 lat bardzo urosła społeczność rolkarzy. Wawa ma rekord Guine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8:27:43.852000000</meta:creation-date>
    <dc:date>2015-12-16T18:28:41.745000000</dc:date>
    <meta:editing-duration>PT56S</meta:editing-duration>
    <meta:editing-cycles>3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" meta:word-count="17" meta:character-count="121" meta:non-whitespace-character-count="104"/>
  </office:meta>
</office:document-meta>
</file>